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2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ENDOZA TRIBEÑO YVET MONIC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85530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LTO SIHUAS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319121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NDOZA TRIBEÑO YVET MONIC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85530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319121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7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2/10/2021</text:p>
          </table:table-cell>
          <table:table-cell table:style-name="Tabla2.A3" office:value-type="string">
            <text:p text:style-name="P22">4643082</text:p>
          </table:table-cell>
          <table:table-cell table:style-name="Tabla2.D3" office:value-type="string">
            <text:p text:style-name="P23">5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4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2T21:09:3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